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Droid Sans Fallback" svg:font-family="'Droid Sans Fallback'" style:font-pitch="variable"/>
    <style:font-face style:name="FreeSans1" svg:font-family="FreeSans, 'Times New Roman'" style:font-pitch="variable"/>
    <style:font-face style:name="Microsoft YaHei" svg:font-family="'Microsoft YaHei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P2" style:family="paragraph" style:parent-style-name="Footer">
      <style:paragraph-properties fo:margin-top="0cm" fo:margin-bottom="0.353cm" loext:contextual-spacing="false"/>
    </style:style>
    <style:style style:name="P3" style:family="paragraph" style:parent-style-name="Default" style:list-style-name="WW8Num2">
      <style:paragraph-properties fo:text-align="justify" style:justify-single-word="false"/>
    </style:style>
    <style:style style:name="P4" style:family="paragraph" style:parent-style-name="Default" style:list-style-name="WW8Num1">
      <style:paragraph-properties fo:text-align="justify" style:justify-single-word="false"/>
    </style:style>
    <style:style style:name="P5" style:family="paragraph" style:parent-style-name="Default">
      <style:paragraph-properties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6" style:family="paragraph" style:parent-style-name="Default" style:list-style-name="WW8Num2">
      <style:paragraph-properties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7" style:family="paragraph" style:parent-style-name="Default" style:list-style-name="WW8Num1">
      <style:paragraph-properties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8" style:family="paragraph" style:parent-style-name="Default">
      <style:paragraph-properties fo:text-align="justify" style:justify-single-word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9" style:family="paragraph" style:parent-style-name="Default" style:list-style-name="WW8Num1">
      <style:paragraph-properties fo:text-align="justify" style:justify-single-word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10" style:family="paragraph" style:parent-style-name="Header">
      <style:paragraph-properties fo:margin-top="0cm" fo:margin-bottom="0.353cm" loext:contextual-spacing="false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1pt" style:font-size-asian="11pt" style:font-name-complex="Times New Roman" style:font-size-complex="11pt"/>
    </style:style>
    <style:style style:name="T3" style:family="text">
      <style:text-properties style:font-name="Times New Roman" fo:font-size="11pt" fo:font-style="italic" style:font-size-asian="11pt" style:font-style-asian="italic" style:font-name-complex="Times New Roman" style:font-size-complex="11pt"/>
    </style:style>
    <style:style style:name="T4" style:family="text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5" style:family="text">
      <style:text-properties style:font-name="Times New Roman" style:font-name-complex="Times New Roman"/>
    </style:style>
    <style:style style:name="T6" style:family="text">
      <style:text-properties style:font-name="Times New Roman" fo:font-size="9pt" style:font-size-asian="9pt" style:font-name-complex="Times New Roman" style:font-size-complex="9pt"/>
    </style:style>
    <style:style style:name="T7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rear un Disco Duro Virtual</text:span></text:p>
      <text:p text:style-name="P5">Vamos a crear un disco duro virtual desde el Administrador de Discos de Windows 7.</text:p>
      <text:list xml:id="list610975520891061649" text:style-name="WW8Num2">
        <text:list-item>
          <text:p text:style-name="P6">Abrimos el Administrador de Discos de Windows 7.</text:p>
        </text:list-item>
        <text:list-item>
          <text:p text:style-name="P3"><text:span text:style-name="T2">Desde </text:span><text:span text:style-name="T3">Acciones Adicionales</text:span><text:span text:style-name="T2"> seleccionamos </text:span><text:span text:style-name="T3">Crear VHD</text:span><text:span text:style-name="T2">. Le damos un nombre y un tamaño (20GB) y nos aparecerá como un disco nuevo.</text:span></text:p>
        </text:list-item>
        <text:list-item>
          <text:p text:style-name="P6">Inicializamos el disco como MBR.</text:p>
        </text:list-item>
        <text:list-item>
          <text:p text:style-name="P3"><text:span text:style-name="T2">Lo formateamos en NTFS y lo montamos sobre una unidad que esté libre, con la etiqueta </text:span><text:span text:style-name="T3">DiscoVirtual.</text:span></text:p>
        </text:list-item>
      </text:list>
      <text:p text:style-name="P5"/>
      <text:p text:style-name="P5">Todo esto lo podemos realizar también desde línea de comandos, con la herramienta diskpart:</text:p>
      <text:list xml:id="list6440638379139276407" text:style-name="WW8Num1">
        <text:list-item>
          <text:p text:style-name="P4"><text:span text:style-name="T2">En Inicio escribimos </text:span><text:span text:style-name="T4">diskpart</text:span><text:span text:style-name="T2">.</text:span></text:p>
        </text:list-item>
        <text:list-item>
          <text:p text:style-name="P7">Una vez en esta aplicación (línea de comandos) tenemos que escribir:</text:p>
          <text:list>
            <text:list-item>
              <text:p text:style-name="P9">create vdisk file=c:\Users\Profesor\Documents\DiscoDiskpart.vhd type=expandable maximum=20000</text:p>
            </text:list-item>
            <text:list-item>
              <text:p text:style-name="P9">select vdisk file=c:\Users\Profesor\Documents\DiscoDiskpart.vhd</text:p>
            </text:list-item>
            <text:list-item>
              <text:p text:style-name="P7">attach vdisk (monta el disco asignándolo una letra libre)</text:p>
            </text:list-item>
            <text:list-item>
              <text:p text:style-name="P7">create partition primary (si vemos el disco en la parte gráfica, aparece como “crudo”, sin formato)</text:p>
            </text:list-item>
            <text:list-item>
              <text:p text:style-name="P9">format fs=ntfs label=”DiscoDiskpart” quick compress</text:p>
            </text:list-item>
          </text:list>
        </text:list-item>
      </text:list>
      <text:p text:style-name="P8"/>
      <text:p text:style-name="P5">Estos discos duros funcionan como un disco duro real, sin restricciones. Podemos probarlo creando alguna carpeta o archivo en él y visualizándolo desde “Equipo” de Windows 7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Droid Sans Fallback" svg:font-family="'Droid Sans Fallback'" style:font-pitch="variable"/>
    <style:font-face style:name="FreeSans1" svg:font-family="FreeSans, 'Times New Roman'" style:font-pitch="variable"/>
    <style:font-face style:name="Microsoft YaHei" svg:font-family="'Microsoft YaHei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ncabezad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, 'Times New Roman'" style:font-pitch-complex="variable" style:font-size-complex="14pt"/>
    </style:style>
    <style:style style:name="Descripción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1.27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Verdana" fo:font-family="Verdana" style:font-family-generic="swiss" style:font-pitch="variable" fo:font-size="12pt" fo:language="es" fo:country="ES" style:font-name-asian="Calibri" style:font-family-asian="Calibri" style:font-family-generic-asian="swiss" style:font-pitch-asian="variable" style:font-size-asian="12pt" style:language-asian="zh" style:country-asian="CN" style:font-name-complex="Verdana" style:font-family-complex="Verdana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W8Num1z0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z1" style:family="text">
      <style:text-properties style:font-name="Times New Roman" fo:font-family="'Times New Roman'" style:font-family-generic="roman" style:font-pitch="variable" fo:font-size="11pt" fo:language="en" fo:country="US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" style:font-family-complex="'Times New Roman'" style:font-family-generic-complex="roman" style:font-pitch-complex="variable" style:font-size-complex="11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" style:family="text" style:parent-style-name="Fuente_20_de_20_párrafo_20_predeter.1"/>
    <style:style style:name="l" style:family="text" style:parent-style-name="Fuente_20_de_20_párrafo_20_predeter.1"/>
    <style:style style:name="l7" style:family="text" style:parent-style-name="Fuente_20_de_20_párrafo_20_predeter.1"/>
    <style:style style:name="l6" style:family="text" style:parent-style-name="Fuente_20_de_20_párrafo_20_predeter.1"/>
    <style:style style:name="l8" style:family="text" style:parent-style-name="Fuente_20_de_20_párrafo_20_predeter.1"/>
    <style:style style:name="l10" style:family="text" style:parent-style-name="Fuente_20_de_20_párrafo_20_predeter.1"/>
    <style:style style:name="l9" style:family="text" style:parent-style-name="Fuente_20_de_20_párrafo_20_predeter.1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353cm" loext:contextual-spacing="false"/>
    </style:style>
    <style:style style:name="MP2" style:family="paragraph" style:parent-style-name="Footer">
      <style:paragraph-properties fo:margin-top="0cm" fo:margin-bottom="0.353cm" loext:contextual-spacing="false"/>
    </style:style>
    <style:style style:name="MT1" style:family="text">
      <style:text-properties style:font-name="Times New Roman" fo:font-size="9pt" style:font-size-asian="9pt" style:font-name-complex="Times New Roman" style:font-size-complex="9pt"/>
    </style:style>
    <style:style style:name="MT2" style:family="text">
      <style:text-properties style:font-name="Times New Roman" style:font-name-complex="Times New Roman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Sistemas Informáticos<text:tab/><text:tab/>I.E.S. Virgen de la Paloma</text:span></text:p>
        <text:p text:style-name="MP1"/>
      </style:header>
      <style:footer>
        <text:p text:style-name="MP2"><text:span text:style-name="MT2"><text:tab/><text:tab/>Pág. </text:span><text:page-number text:select-page="current">1</text:page-number><text:span text:style-name="MT2"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Lo</meta:initial-creator>
    <meta:creation-date>2012-02-21T18:33:00</meta:creation-date>
    <dc:date>2019-03-14T09:27:29.464455373</dc:date>
    <meta:editing-cycles>9</meta:editing-cycles>
    <meta:editing-duration>PT1H25M2S</meta:editing-duration>
    <meta:document-statistic meta:table-count="0" meta:image-count="0" meta:object-count="0" meta:page-count="1" meta:paragraph-count="17" meta:word-count="185" meta:character-count="1221" meta:non-whitespace-character-count="1059"/>
    <meta:generator>LibreOffice/5.1.6.2$Linux_X86_64 LibreOffice_project/10m0$Build-2</meta:generator>
  </office:meta>
</office:document-meta>
</file>